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paragraph-rsid="0000c40c"/>
    </style:style>
    <style:style style:name="P2" style:family="paragraph" style:parent-style-name="Standard">
      <style:paragraph-properties fo:text-align="center" style:justify-single-word="false"/>
      <style:text-properties officeooo:paragraph-rsid="0000c40c"/>
    </style:style>
    <style:style style:name="P3" style:family="paragraph" style:parent-style-name="Standard">
      <style:paragraph-properties fo:line-height="200%" fo:text-align="start" style:justify-single-word="false"/>
      <style:text-properties officeooo:paragraph-rsid="0000c40c"/>
    </style:style>
    <style:style style:name="P4" style:family="paragraph" style:parent-style-name="Standard">
      <style:paragraph-properties fo:line-height="200%" fo:text-align="start" style:justify-single-word="false"/>
      <style:text-properties officeooo:paragraph-rsid="0000ff17"/>
    </style:style>
    <style:style style:name="P5" style:family="paragraph" style:parent-style-name="Standard">
      <style:paragraph-properties fo:line-height="200%" fo:text-align="start" style:justify-single-word="false"/>
      <style:text-properties officeooo:paragraph-rsid="0001c4db"/>
    </style:style>
    <style:style style:name="P6" style:family="paragraph" style:parent-style-name="Standard">
      <style:paragraph-properties fo:line-height="200%" fo:text-align="start" style:justify-single-word="false"/>
      <style:text-properties officeooo:paragraph-rsid="0002037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revor Bramwell</text:p>
      <text:p text:style-name="P1">COMM326 – Intercultural Communication</text:p>
      <text:p text:style-name="P1">Dr. Elizabeth Root</text:p>
      <text:p text:style-name="P1">19 February 2015</text:p>
      <text:p text:style-name="P1"/>
      <text:p text:style-name="P2">Assertiveness and Virtual Teams</text:p>
      <text:p text:style-name="P2"/>
      <text:p text:style-name="P3">Pierce is a software developer who is volunteering his time to contribute to an software project. He has submitted some changes to be included in the next release of the project. Jake is the project creator and leader, who signs off on all code changes. “I want you to change these five things, and here's how...”, Jake wrote. Pierce though to himself: 'If you were able to describe in detail what needed to be changed and how, why didn't you just do it yourself?”</text:p>
      <text:p text:style-name="P3"/>
      <text:p text:style-name="P4">Both Jake and Pierce are personal friends of mine, and all of us work as software developers on the same project together. A few weeks ago Pierce came to me asking for advice on how to respond to Jake's request. Pierce was very frustrated with Jake and felt that it wasn't worth it for him to make the changes, as Jake already knew what needed to be done and could do it himself. He was also annoyed that instead of taken the time to fix the problems, Jake had taken more time than it was worth to explain to him what needed to be changed.</text:p>
      <text:p text:style-name="P4"/>
      <text:p text:style-name="P5">I think this experience demonstrates quite well some of the intercultural communication troubles virtual teams - teams separated by physical location and rely on computer mediate communication - face when talking with assertiveness – direct and succinct communication. Statements can easily be interpreted as rude or mean, even if the author was merely trying to be objective. If not quickly addressed these statements can turn into <text:s/>resentment and lead to unhealthy communication between team members.</text:p>
      <text:p text:style-name="P5"/>
      <text:p text:style-name="P6">After talking about his problem Jake seemed to calm down a bit, and decided it wasn't worth the effort to argue with Pierce. He made the changes and the project carried on. They are both still friends, and <text:soft-page-break/>we all still get together regularly in person to work on the projec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19T09:33:49.667429855</meta:creation-date>
    <dc:date>2015-02-19T13:13:24</dc:date>
    <meta:editing-duration>PT14M47S</meta:editing-duration>
    <meta:editing-cycles>2</meta:editing-cycles>
    <meta:generator>LibreOffice/4.0.4.2$Linux_X86_64 LibreOffice_project/400m0$Build-2</meta:generator>
    <dc:creator>Trevor Bramwell</dc:creator>
    <meta:document-statistic meta:table-count="0" meta:image-count="0" meta:object-count="0" meta:page-count="2" meta:paragraph-count="9" meta:word-count="329" meta:character-count="1897" meta:non-whitespace-character-count="1574"/>
  </office:meta>
</office:document-meta>
</file>